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Malayalam Sangam MN" svg:font-family="Malayalam Sangam MN"/>
  </office:font-face-decls>
  <office:automatic-styles>
    <style:style style:name="P1" style:family="paragraph" style:parent-style-name="Standard">
      <style:paragraph-properties fo:margin-bottom="0.0972in"/>
      <style:text-properties style:font-name="Helvetica" fo:font-size="14.0pt" fo:color="#18191a" fo:background-color="#ffffff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size="11.9pt" fo:font-size-asian="11.9pt" fo:font-size-complex="11.9pt" fo:letter-spacing="0.0000in"/>
    </style:style>
    <style:style style:name="T4" style:family="text">
      <style:text-properties fo:letter-spacing="0.0000in" fo:color="#274ec0"/>
    </style:style>
    <style:style style:name="T5" style:family="text">
      <style:text-properties fo:font-size="12.6pt" fo:font-size-asian="12.6pt" fo:font-size-complex="12.6pt" fo:font-style="italic" fo:font-style-asian="italic" fo:font-style-complex="italic" fo:letter-spacing="0.0000in" fo:color="#274ec0"/>
    </style:style>
    <style:style style:name="T6" style:family="text">
      <style:text-properties fo:font-style="italic" fo:font-style-asian="italic" fo:font-style-complex="italic" fo:letter-spacing="0.0000in" fo:color="#274ec0"/>
    </style:style>
    <style:style style:name="T7" style:family="text">
      <style:text-properties style:font-name="Malayalam Sangam MN" fo:letter-spacing="0.0000in" fo:color="#274ec0"/>
    </style:style>
    <style:style style:name="T8" style:family="text">
      <style:text-properties fo:font-size="11.2pt" fo:font-size-asian="11.2pt" fo:font-size-complex="11.2pt" style:text-position="super 100%" fo:letter-spacing="0.0000in" fo:color="#274ec0"/>
    </style:style>
    <style:style style:name="T9" style:family="text">
      <style:text-properties fo:font-size="11.2pt" fo:font-size-asian="11.2pt" fo:font-size-complex="11.2pt" style:text-position="super 100%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Kerala</text:span><text:span text:style-name="T2"><text:s/>(</text:span><text:span text:style-name="T3">English: </text:span><text:a xlink:type="simple" xlink:href="https://en.wikipedia.org/wiki/Help:IPA/English"><text:span text:style-name="T4">/ˈkɛrələ/</text:span></text:a><text:span text:style-name="T2"><text:s/></text:span><text:a xlink:type="simple" xlink:href="https://en.wikipedia.org/wiki/Help:Pronunciation_respelling_key"><text:span text:style-name="T5">KERR</text:span><text:span text:style-name="T6">-ə-lə</text:span></text:a><text:span text:style-name="T2">), </text:span><text:a xlink:type="simple" xlink:href="https://en.wikipedia.org/wiki/List_of_renamed_places_in_India"><text:span text:style-name="T4">officially</text:span></text:a><text:span text:style-name="T2"><text:s/></text:span><text:span text:style-name="T1">Keralam</text:span><text:span text:style-name="T2"><text:s/>(</text:span><text:span text:style-name="T3">Malayalam:</text:span><text:span text:style-name="T2"><text:s/></text:span><text:a xlink:type="simple" xlink:href="https://en.wikipedia.org/wiki/Help:IPA/Malayalam"><text:span text:style-name="T7">[ke:ɾɐɭɐm]</text:span></text:a><text:span text:style-name="T2"><text:s/></text:span><text:a xlink:type="simple" xlink:href="https://en.wikipedia.org/wiki/File:Ml-Keralam.ogg"><text:span text:style-name="T8">ⓘ</text:span></text:a><text:span text:style-name="T2">), is a </text:span><text:a xlink:type="simple" xlink:href="https://en.wikipedia.org/wiki/States_and_union_territories_of_India"><text:span text:style-name="T4">state</text:span></text:a><text:span text:style-name="T2"><text:s/>on the </text:span><text:a xlink:type="simple" xlink:href="https://en.wikipedia.org/wiki/Malabar_Coast"><text:span text:style-name="T4">Malabar Coast</text:span></text:a><text:span text:style-name="T2"><text:s/>of </text:span><text:a xlink:type="simple" xlink:href="https://en.wikipedia.org/wiki/India"><text:span text:style-name="T4">India</text:span></text:a><text:span text:style-name="T2">.</text:span><text:span text:style-name="T8">[15]</text:span><text:span text:style-name="T2"><text:s/>It was formed on 1 November 1956, following the passage of the </text:span><text:a xlink:type="simple" xlink:href="https://en.wikipedia.org/wiki/States_Reorganisation_Act"><text:span text:style-name="T4">States Reorganisation Act</text:span></text:a><text:span text:style-name="T2">, by combining </text:span><text:a xlink:type="simple" xlink:href="https://en.wikipedia.org/wiki/Malayalam"><text:span text:style-name="T4">Malayalam</text:span></text:a><text:span text:style-name="T2">-speaking regions of the erstwhile regions of </text:span><text:a xlink:type="simple" xlink:href="https://en.wikipedia.org/wiki/Kingdom_of_Cochin"><text:span text:style-name="T4">Cochin</text:span></text:a><text:span text:style-name="T2">, </text:span><text:a xlink:type="simple" xlink:href="https://en.wikipedia.org/wiki/Malabar_District"><text:span text:style-name="T4">Malabar</text:span></text:a><text:span text:style-name="T2">, </text:span><text:a xlink:type="simple" xlink:href="https://en.wikipedia.org/wiki/South_Canara"><text:span text:style-name="T4">South Canara</text:span></text:a><text:span text:style-name="T2">, and </text:span><text:a xlink:type="simple" xlink:href="https://en.wikipedia.org/wiki/Travancore"><text:span text:style-name="T4">Travancore</text:span></text:a><text:span text:style-name="T2">.</text:span><text:span text:style-name="T8">[16][17]</text:span><text:span text:style-name="T2"><text:s/>Spread over 38,863 km</text:span><text:span text:style-name="T9">2</text:span><text:span text:style-name="T2"><text:s/>(15,005 sq mi), Kerala is the 21st </text:span><text:a xlink:type="simple" xlink:href="https://en.wikipedia.org/wiki/List_of_states_and_union_territories_of_India_by_area"><text:span text:style-name="T4">largest Indian state by area</text:span></text:a><text:span text:style-name="T2">. It is bordered by </text:span><text:a xlink:type="simple" xlink:href="https://en.wikipedia.org/wiki/Karnataka"><text:span text:style-name="T4">Karnataka</text:span></text:a><text:span text:style-name="T2"><text:s/>to the north and northeast, </text:span><text:a xlink:type="simple" xlink:href="https://en.wikipedia.org/wiki/Tamil_Nadu"><text:span text:style-name="T4">Tamil Nadu</text:span></text:a><text:span text:style-name="T2"><text:s/>to the east and south, and the </text:span><text:a xlink:type="simple" xlink:href="https://en.wikipedia.org/wiki/Laccadive_Sea"><text:span text:style-name="T4">Lakshadweep Sea</text:span></text:a><text:span text:style-name="T8">[18]</text:span><text:span text:style-name="T2"><text:s/>to the west. With 33 million inhabitants as per the </text:span><text:a xlink:type="simple" xlink:href="https://en.wikipedia.org/wiki/2011_Census_of_India"><text:span text:style-name="T4">2011 census</text:span></text:a><text:span text:style-name="T2">, Kerala is the </text:span><text:a xlink:type="simple" xlink:href="https://en.wikipedia.org/wiki/List_of_states_of_India_by_population"><text:span text:style-name="T4">13th-largest Indian state by population</text:span></text:a><text:span text:style-name="T2">. It is divided into 14 </text:span><text:a xlink:type="simple" xlink:href="https://en.wikipedia.org/wiki/List_of_districts_of_Kerala"><text:span text:style-name="T4">districts</text:span></text:a><text:span text:style-name="T2"><text:s/>with the capital being </text:span><text:a xlink:type="simple" xlink:href="https://en.wikipedia.org/wiki/Thiruvananthapuram"><text:span text:style-name="T4">Thiruvananthapuram</text:span></text:a><text:span text:style-name="T2">. </text:span><text:a xlink:type="simple" xlink:href="https://en.wikipedia.org/wiki/Malayalam"><text:span text:style-name="T4">Malayalam</text:span></text:a><text:span text:style-name="T2"><text:s/>is the most widely spoken language and is also the official language of the state.</text:span><text:span text:style-name="T8">[19]</text:span></text:p>
      <text:p text:style-name="P1"><text:span text:style-name="T2">The </text:span><text:a xlink:type="simple" xlink:href="https://en.wikipedia.org/wiki/Chera_dynasty"><text:span text:style-name="T4">Chera dynasty</text:span></text:a><text:span text:style-name="T2"><text:s/>was the first prominent kingdom based in Kerala. The </text:span><text:a xlink:type="simple" xlink:href="https://en.wikipedia.org/wiki/Ay_kingdom"><text:span text:style-name="T4">Ay kingdom</text:span></text:a><text:span text:style-name="T2"><text:s/>in the deep south and the </text:span><text:a xlink:type="simple" xlink:href="https://en.wikipedia.org/wiki/Mushika_dynasty"><text:span text:style-name="T4">Ezhimala kingdom</text:span></text:a><text:span text:style-name="T2"><text:s/>in the north formed the other kingdoms in the early years of the </text:span><text:a xlink:type="simple" xlink:href="https://en.wikipedia.org/wiki/Common_Era"><text:span text:style-name="T4">Common Era</text:span></text:a><text:span text:style-name="T2"><text:s/>(CE). The region had been a prominent spice exporter since 3000 </text:span><text:a xlink:type="simple" xlink:href="https://en.wikipedia.org/wiki/Common_Era"><text:span text:style-name="T4">BCE</text:span></text:a><text:span text:style-name="T2">. The region's prominence in trade was noted in the works of </text:span><text:a xlink:type="simple" xlink:href="https://en.wikipedia.org/wiki/Pliny_the_elder"><text:span text:style-name="T4">Pliny</text:span></text:a><text:span text:style-name="T2"><text:s/>as well as the </text:span><text:a xlink:type="simple" xlink:href="https://en.wikipedia.org/wiki/Periplus_of_the_Erythraean_Sea"><text:span text:style-name="T4">Periplus</text:span></text:a><text:span text:style-name="T2"><text:s/>around 100 </text:span><text:a xlink:type="simple" xlink:href="https://en.wikipedia.org/wiki/Common_Era"><text:span text:style-name="T4">CE</text:span></text:a><text:span text:style-name="T2">. In the 15th century, the </text:span><text:a xlink:type="simple" xlink:href="https://en.wikipedia.org/wiki/Spice_trade"><text:span text:style-name="T4">spice trade</text:span></text:a><text:span text:style-name="T2"><text:s/>attracted </text:span><text:a xlink:type="simple" xlink:href="https://en.wikipedia.org/wiki/Portuguese_people"><text:span text:style-name="T4">Portuguese</text:span></text:a><text:span text:style-name="T2"><text:s/>traders to Kerala, and paved the way for </text:span><text:a xlink:type="simple" xlink:href="https://en.wikipedia.org/wiki/Colonial_India"><text:span text:style-name="T4">European colonisation</text:span></text:a><text:span text:style-name="T2"><text:s/>of India. At the time of </text:span><text:a xlink:type="simple" xlink:href="https://en.wikipedia.org/wiki/Indian_independence_movement"><text:span text:style-name="T4">Indian independence movement</text:span></text:a><text:span text:style-name="T2"><text:s/>in the early 20th century, there were two major </text:span><text:a xlink:type="simple" xlink:href="https://en.wikipedia.org/wiki/Princely_states"><text:span text:style-name="T4">princely states</text:span></text:a><text:span text:style-name="T2"><text:s/>in Kerala: </text:span><text:a xlink:type="simple" xlink:href="https://en.wikipedia.org/wiki/Travancore_State"><text:span text:style-name="T4">Travancore</text:span></text:a><text:span text:style-name="T2"><text:s/>and </text:span><text:a xlink:type="simple" xlink:href="https://en.wikipedia.org/wiki/Kingdom_of_Cochin"><text:span text:style-name="T4">Cochin</text:span></text:a><text:span text:style-name="T2">. They united to form the state of </text:span><text:a xlink:type="simple" xlink:href="https://en.wikipedia.org/wiki/Thiru-Kochi"><text:span text:style-name="T4">Thiru-Kochi</text:span></text:a><text:span text:style-name="T2"><text:s/>in 1949. The </text:span><text:a xlink:type="simple" xlink:href="https://en.wikipedia.org/wiki/Malabar_District"><text:span text:style-name="T4">Malabar region</text:span></text:a><text:span text:style-name="T2">, in the northern part of Kerala, had been a part of the </text:span><text:a xlink:type="simple" xlink:href="https://en.wikipedia.org/wiki/Madras_province"><text:span text:style-name="T4">Madras province</text:span></text:a><text:span text:style-name="T2"><text:s/>of </text:span><text:a xlink:type="simple" xlink:href="https://en.wikipedia.org/wiki/British_India"><text:span text:style-name="T4">British India</text:span></text:a><text:span text:style-name="T2">, which later became a part of the </text:span><text:a xlink:type="simple" xlink:href="https://en.wikipedia.org/wiki/Madras_State"><text:span text:style-name="T4">Madras State</text:span></text:a><text:span text:style-name="T2"><text:s/>post-independence. After the </text:span><text:a xlink:type="simple" xlink:href="https://en.wikipedia.org/wiki/States_Reorganisation_Act,_1956"><text:span text:style-name="T4">States Reorganisation Act, 1956</text:span></text:a><text:span text:style-name="T2">, the modern-day state of Kerala was formed by merging the </text:span><text:a xlink:type="simple" xlink:href="https://en.wikipedia.org/wiki/Malabar_district"><text:span text:style-name="T4">Malabar district</text:span></text:a><text:span text:style-name="T2"><text:s/>of </text:span><text:a xlink:type="simple" xlink:href="https://en.wikipedia.org/wiki/Madras_State"><text:span text:style-name="T4">Madras State</text:span></text:a><text:span text:style-name="T2"><text:s/>(excluding </text:span><text:a xlink:type="simple" xlink:href="https://en.wikipedia.org/wiki/Gudalur_taluk"><text:span text:style-name="T4">Gudalur taluk</text:span></text:a><text:span text:style-name="T2"><text:s/>of </text:span><text:a xlink:type="simple" xlink:href="https://en.wikipedia.org/wiki/The_Nilgiris_District"><text:span text:style-name="T4">Nilgiris district</text:span></text:a><text:span text:style-name="T2">, </text:span><text:a xlink:type="simple" xlink:href="https://en.wikipedia.org/wiki/Lakshadweep"><text:span text:style-name="T4">Lakshadweep</text:span></text:a><text:span text:style-name="T2"><text:s/>Islands, </text:span><text:a xlink:type="simple" xlink:href="https://en.wikipedia.org/wiki/Topslip"><text:span text:style-name="T4">Topslip</text:span></text:a><text:span text:style-name="T2">, the </text:span><text:a xlink:type="simple" xlink:href="https://en.wikipedia.org/wiki/Attappadi"><text:span text:style-name="T4">Attappadi</text:span></text:a><text:span text:style-name="T2"><text:s/>Forest east of Anakatti), the taluk of </text:span><text:a xlink:type="simple" xlink:href="https://en.wikipedia.org/wiki/Kasaragod"><text:span text:style-name="T4">Kasaragod</text:span></text:a><text:span text:style-name="T2"><text:s/>(now </text:span><text:a xlink:type="simple" xlink:href="https://en.wikipedia.org/wiki/Kasaragod_District"><text:span text:style-name="T4">Kasaragod District</text:span></text:a><text:span text:style-name="T2">) in </text:span><text:a xlink:type="simple" xlink:href="https://en.wikipedia.org/wiki/South_Canara"><text:span text:style-name="T4">South Canara</text:span></text:a><text:span text:style-name="T2">, and the erstwhile state of Thiru-Kochi (excluding four southern taluks of </text:span><text:a xlink:type="simple" xlink:href="https://en.wikipedia.org/wiki/Kanyakumari_district"><text:span text:style-name="T4">Kanyakumari district</text:span></text:a><text:span text:style-name="T2">, and Shenkottai taluks).</text:span><text:span text:style-name="T8">[17]</text:span></text:p>
      <text:p text:style-name="P1"><text:span text:style-name="T2">Kerala has the lowest positive population growth rate in India, 3.44%; the highest </text:span><text:a xlink:type="simple" xlink:href="https://en.wikipedia.org/wiki/Human_Development_Index"><text:span text:style-name="T4">Human Development Index</text:span></text:a><text:span text:style-name="T2"><text:s/>(HDI), 0.784 in 2018 (0.712 in 2015); the highest </text:span><text:a xlink:type="simple" xlink:href="https://en.wikipedia.org/wiki/Literacy"><text:span text:style-name="T4">literacy</text:span></text:a><text:span text:style-name="T2"><text:s/>rate, 96.2% in the 2018 literacy survey conducted by the National Statistical Office, India;</text:span><text:span text:style-name="T8">[10]</text:span><text:span text:style-name="T2"><text:s/>the highest life expectancy, 77.3 years; and the highest </text:span><text:a xlink:type="simple" xlink:href="https://en.wikipedia.org/wiki/Sex_ratio"><text:span text:style-name="T4">sex ratio</text:span></text:a><text:span text:style-name="T2">, 1,084 women per 1,000 men. Kerala is the </text:span><text:a xlink:type="simple" xlink:href="https://en.wikipedia.org/wiki/List_of_Indian_states_and_union_territories_by_poverty_rate"><text:span text:style-name="T4">least impoverished state</text:span></text:a><text:span text:style-name="T2"><text:s/>in India according to </text:span><text:a xlink:type="simple" xlink:href="https://en.wikipedia.org/wiki/NITI_Aayog"><text:span text:style-name="T4">NITI Aayog</text:span></text:a><text:span text:style-name="T2">'s Sustainable Development Goals dashboard and </text:span><text:a xlink:type="simple" xlink:href="https://en.wikipedia.org/wiki/Reserve_Bank_of_India"><text:span text:style-name="T4">Reserve Bank of India</text:span></text:a><text:span text:style-name="T2">'s 'Handbook of Statistics on Indian Economy'.</text:span><text:span text:style-name="T8">[20][21]</text:span><text:span text:style-name="T2"><text:s/>Kerala is the </text:span><text:a xlink:type="simple" xlink:href="https://en.wikipedia.org/wiki/Urbanisation_in_India"><text:span text:style-name="T4">second-most urbanised major state</text:span></text:a><text:span text:style-name="T2"><text:s/>in the country with </text:span><text:a xlink:type="simple" xlink:href="https://en.wikipedia.org/wiki/List_of_cities_in_Kerala_by_urban_area_growth"><text:span text:style-name="T4">47.7% urban population</text:span></text:a><text:span text:style-name="T2"><text:s/>according to the </text:span><text:a xlink:type="simple" xlink:href="https://en.wikipedia.org/wiki/2011_Census_of_India"><text:span text:style-name="T4">2011 Census of India</text:span></text:a><text:span text:style-name="T2">.</text:span><text:span text:style-name="T8">[22]</text:span><text:span text:style-name="T2"><text:s/>The state topped in the country to achieve the </text:span><text:a xlink:type="simple" xlink:href="https://en.wikipedia.org/wiki/Sustainable_Development_Goals"><text:span text:style-name="T4">Sustainable Development Goals</text:span></text:a><text:span text:style-name="T2"><text:s/>according to the annual report of </text:span><text:a xlink:type="simple" xlink:href="https://en.wikipedia.org/wiki/NITI_Aayog"><text:span text:style-name="T4">NITI Aayog</text:span></text:a><text:span text:style-name="T2"><text:s/>published in 2019.</text:span><text:span text:style-name="T8">[23]</text:span><text:span text:style-name="T2"><text:s/>The state has the </text:span><text:a xlink:type="simple" xlink:href="https://en.wikipedia.org/wiki/Indian_states_ranking_by_media_exposure"><text:span text:style-name="T4">highest media exposure in India</text:span></text:a><text:span text:style-name="T2"><text:s/>with newspapers publishing in nine languages, mainly </text:span><text:a xlink:type="simple" xlink:href="https://en.wikipedia.org/wiki/Malayalam"><text:span text:style-name="T4">Malayalam</text:span></text:a><text:span text:style-name="T2"><text:s/>and sometimes </text:span><text:a xlink:type="simple" xlink:href="https://en.wikipedia.org/wiki/English_language"><text:span text:style-name="T4">English</text:span></text:a><text:span text:style-name="T2">. </text:span><text:a xlink:type="simple" xlink:href="https://en.wikipedia.org/wiki/Hinduism_in_Kerala"><text:span text:style-name="T4">Hinduism</text:span></text:a><text:span text:style-name="T2"><text:s/>is practised by more than half of the population, followed by </text:span><text:a xlink:type="simple" xlink:href="https://en.wikipedia.org/wiki/Islam_in_Kerala"><text:span text:style-name="T4">Islam</text:span></text:a><text:span text:style-name="T2"><text:s/>and </text:span><text:a xlink:type="simple" xlink:href="https://en.wikipedia.org/wiki/Christianity_in_Kerala"><text:span text:style-name="T4">Christianity</text:span></text:a><text:span text:style-name="T2">.</text:span></text:p>
      <text:p text:style-name="P1"><text:span text:style-name="T2">The </text:span><text:a xlink:type="simple" xlink:href="https://en.wikipedia.org/wiki/Economy_of_Kerala"><text:span text:style-name="T4">economy of Kerala</text:span></text:a><text:span text:style-name="T2"><text:s/>is the </text:span><text:a xlink:type="simple" xlink:href="https://en.wikipedia.org/wiki/List_of_Indian_states_and_union_territories_by_GDP"><text:span text:style-name="T4">8th-largest</text:span></text:a><text:span text:style-name="T2"><text:s/>in India with ₹8.55 trillion (US$110 billion) in gross state domestic product (GSDP) and a per capita net state domestic product of ₹222,000 (US$2,800).</text:span><text:span text:style-name="T8">[24]</text:span><text:span text:style-name="T2"><text:s/>The </text:span><text:a xlink:type="simple" xlink:href="https://en.wikipedia.org/wiki/Tertiary_sector_of_the_economy"><text:span text:style-name="T4">tertiary sector</text:span></text:a><text:span text:style-name="T2"><text:s/>contributes around 65% to state's </text:span><text:a xlink:type="simple" xlink:href="https://en.wikipedia.org/wiki/Gross_value_added"><text:span text:style-name="T4">GSVA</text:span></text:a><text:span text:style-name="T2">, while the </text:span><text:a xlink:type="simple" xlink:href="https://en.wikipedia.org/wiki/Primary_sector_of_the_economy"><text:span text:style-name="T4">primary sector</text:span></text:a><text:span text:style-name="T2"><text:s/>contributes only 8%.</text:span><text:span text:style-name="T8">[25]</text:span><text:span text:style-name="T2"><text:s/>The state has witnessed significant emigration, especially to the </text:span><text:a xlink:type="simple" xlink:href="https://en.wikipedia.org/wiki/Arab_states_of_the_Persian_Gulf"><text:span text:style-name="T4">Arab states of the Persian Gulf</text:span></text:a><text:span text:style-name="T2"><text:s/>during the </text:span><text:a xlink:type="simple" xlink:href="https://en.wikipedia.org/wiki/Kerala_Gulf_diaspora#The_Gulf_Boom"><text:span text:style-name="T4">Gulf Boom</text:span></text:a><text:span text:style-name="T2"><text:s/>of the 1970s and early 1980s, and its economy depends significantly on </text:span><text:a xlink:type="simple" xlink:href="https://en.wikipedia.org/wiki/Remittances"><text:span text:style-name="T4">remittances</text:span></text:a><text:span text:style-name="T2"><text:s/>from a large </text:span><text:a xlink:type="simple" xlink:href="https://en.wikipedia.org/wiki/Malayali"><text:span text:style-name="T4">Malayali</text:span></text:a><text:span text:style-name="T2"><text:s/>expatriate community. The production of </text:span><text:a xlink:type="simple" xlink:href="https://en.wikipedia.org/wiki/Black_pepper"><text:span text:style-name="T4">pepper</text:span></text:a><text:span text:style-name="T2"><text:s/>and </text:span><text:a xlink:type="simple" xlink:href="https://en.wikipedia.org/wiki/Natural_rubber"><text:span text:style-name="T4">natural rubber</text:span></text:a><text:span text:style-name="T2"><text:s/>contributes significantly to the total national output. In the agricultural sector, </text:span><text:a xlink:type="simple" xlink:href="https://en.wikipedia.org/wiki/Coconut"><text:span text:style-name="T4">coconut</text:span></text:a><text:span text:style-name="T2">, </text:span><text:a xlink:type="simple" xlink:href="https://en.wikipedia.org/wiki/Tea"><text:span text:style-name="T4">tea</text:span></text:a><text:span text:style-name="T2">, </text:span><text:a xlink:type="simple" xlink:href="https://en.wikipedia.org/wiki/Coffee"><text:span text:style-name="T4">coffee</text:span></text:a><text:span text:style-name="T2">, </text:span><text:a xlink:type="simple" xlink:href="https://en.wikipedia.org/wiki/Cashew"><text:span text:style-name="T4">cashew</text:span></text:a><text:span text:style-name="T2"><text:s/>and spices are important. The state is situated between </text:span><text:a xlink:type="simple" xlink:href="https://en.wikipedia.org/wiki/Arabian_Sea"><text:span text:style-name="T4">Arabian Sea</text:span></text:a><text:span text:style-name="T2"><text:s/>to the west and </text:span><text:a xlink:type="simple" xlink:href="https://en.wikipedia.org/wiki/Western_Ghats"><text:span text:style-name="T4">Western Ghats</text:span></text:a><text:span text:style-name="T2"><text:s/>mountain ranges to the east. The state's coastline extends for 595 kilometres (370 mi), and around 1.1 million people in the state are dependent on the fishery industry, which contributes 3% to the state's income. Named as one of the ten paradises of the world by </text:span><text:a xlink:type="simple" xlink:href="https://en.wikipedia.org/wiki/National_Geographic_Traveler"><text:span text:style-name="T4">National Geographic Traveler</text:span></text:a><text:span text:style-name="T2">,</text:span><text:span text:style-name="T8">[26]</text:span><text:span text:style-name="T2"><text:s/>Kerala is one of the prominent </text:span><text:a xlink:type="simple" xlink:href="https://en.wikipedia.org/wiki/Tourism_in_Kerala"><text:span text:style-name="T4">tourist destinations</text:span></text:a><text:span text:style-name="T2"><text:s/>of India, with </text:span><text:a xlink:type="simple" xlink:href="https://en.wikipedia.org/wiki/Beaches_in_Kerala"><text:span text:style-name="T4">coconut-lined sandy beaches</text:span></text:a><text:span text:style-name="T2">, </text:span><text:a xlink:type="simple" xlink:href="https://en.wikipedia.org/wiki/Kerala_Backwaters"><text:span text:style-name="T4">backwaters</text:span></text:a><text:span text:style-name="T2">, </text:span><text:a xlink:type="simple" xlink:href="https://en.wikipedia.org/wiki/Hill_station"><text:span text:style-name="T4">hill stations</text:span></text:a><text:span text:style-name="T2">, </text:span><text:a xlink:type="simple" xlink:href="https://en.wikipedia.org/wiki/Ayurveda"><text:span text:style-name="T4">Ayurvedic tourism</text:span></text:a><text:span text:style-name="T2"><text:s/>and </text:span><text:a xlink:type="simple" xlink:href="https://en.wikipedia.org/wiki/Tropical"><text:span text:style-name="T4">tropical</text:span></text:a><text:span text:style-name="T2"><text:s/>greenery as its major attrac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</meta:generator>
  </office:meta>
</office:document-meta>
</file>